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666666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666666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666666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transparent"/>
      <style:text-properties fo:color="#c9211e"/>
    </style:style>
    <style:style style:name="ce14" style:family="table-cell" style:parent-style-name="Default">
      <style:table-cell-properties fo:background-color="#ffff00"/>
      <style:text-properties fo:color="#6666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  <style:style style:name="ce17" style:family="table-cell" style:parent-style-name="Default">
      <style:table-cell-properties fo:wrap-option="wrap"/>
      <style:text-properties fo:color="#ff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1007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ce11" office:value-type="string" calcext:value-type="string" table:number-columns-spanned="6" table:number-rows-spanned="1">
            <text:p>LAN10</text:p>
          </table:table-cell>
          <table:covered-table-cell/>
          <table:covered-table-cell table:style-name="Default"/>
          <table:covered-table-cell table:style-name="ce11"/>
          <table:covered-table-cell/>
          <table:covered-table-cell table:style-name="Default"/>
          <table:table-cell table:style-name="ce11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11"/>
          <table:covered-table-cell/>
          <table:covered-table-cell table:style-name="Default"/>
          <table:table-cell/>
          <table:table-cell table:style-name="ce11" office:value-type="string" calcext:value-type="string" table:number-columns-spanned="3" table:number-rows-spanned="1">
            <text:p>WAN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1" office:value-type="string" calcext:value-type="string" table:number-columns-spanned="3" table:number-rows-spanned="1">
            <text:p>N=2</text:p>
          </table:table-cell>
          <table:covered-table-cell/>
          <table:covered-table-cell table:style-name="Default"/>
          <table:table-cell table:style-name="ce11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 table:style-name="ce1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1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/>
          <table:table-cell table:style-name="ce11" office:value-type="string" calcext:value-type="string" table:number-columns-spanned="3" table:number-rows-spanned="1">
            <text:p>N=5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table:style-name="Default"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/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9.5" calcext:value-type="float">
            <text:p>39.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float" office:value="2609" calcext:value-type="float">
            <text:p>260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7877" calcext:value-type="float">
            <text:p>7877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1144" calcext:value-type="float">
            <text:p>114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82289 (swap)</text:p>
          </table:table-cell>
          <table:table-cell table:style-name="Default" office:value-type="float" office:value="193" calcext:value-type="float">
            <text:p>19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3" calcext:value-type="float">
            <text:p>203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17" office:value-type="string" calcext:value-type="string">
            <text:p>23436 (discuss the influence of the circuit depth in the B-sharing and WAN settings)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646" calcext:value-type="float">
            <text:p>1264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5361" calcext:value-type="float">
            <text:p>536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1.7773" calcext:value-type="float">
            <text:p>1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51309" calcext:value-type="float">
            <text:p>5130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551067" calcext:value-type="float">
            <text:p>551067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2.7773" calcext:value-type="float">
            <text:p>2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288" calcext:value-type="float">
            <text:p>728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6658" calcext:value-type="float">
            <text:p>266658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3.7773" calcext:value-type="float">
            <text:p>3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4.7773" calcext:value-type="float">
            <text:p>4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998" calcext:value-type="float">
            <text:p>799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2099" calcext:value-type="float">
            <text:p>262099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5.7773" calcext:value-type="float">
            <text:p>5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91195" calcext:value-type="float">
            <text:p>9119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1270652" calcext:value-type="float">
            <text:p>1270652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6.7773" calcext:value-type="float">
            <text:p>6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42748" calcext:value-type="float">
            <text:p>4274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843883" calcext:value-type="float">
            <text:p>843883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7.7773" calcext:value-type="float">
            <text:p>7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8.7773" calcext:value-type="float">
            <text:p>8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number-columns-repeated="7"/>
          <table:table-cell table:style-name="ce18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889" calcext:value-type="float">
            <text:p>5889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12394" calcext:value-type="float">
            <text:p>12394</text:p>
          </table:table-cell>
          <table:table-cell table:style-name="ce18"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72556" calcext:value-type="float">
            <text:p>725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float" office:value="155079" calcext:value-type="float">
            <text:p>155079</text:p>
          </table:table-cell>
          <table:table-cell office:value-type="float" office:value="1348" calcext:value-type="float">
            <text:p>13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787" calcext:value-type="float">
            <text:p>5787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12360" calcext:value-type="float">
            <text:p>12360</text:p>
          </table:table-cell>
          <table:table-cell table:style-name="ce18"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 office:value-type="float" office:value="73247" calcext:value-type="float">
            <text:p>7324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float" office:value="156432" calcext:value-type="float">
            <text:p>156432</text:p>
          </table:table-cell>
          <table:table-cell office:value-type="float" office:value="1348" calcext:value-type="float">
            <text:p>13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241" calcext:value-type="float">
            <text:p>5241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float" office:value="10388" calcext:value-type="float">
            <text:p>10388</text:p>
          </table:table-cell>
          <table:table-cell table:style-name="ce18" office:value-type="float" office:value="59.2" calcext:value-type="float">
            <text:p>59.2</text:p>
          </table:table-cell>
          <table:table-cell office:value-type="string" calcext:value-type="string">
            <text:p>Y</text:p>
          </table:table-cell>
          <table:table-cell office:value-type="float" office:value="66792" calcext:value-type="float">
            <text:p>6679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float" office:value="89240" calcext:value-type="float">
            <text:p>89240</text:p>
          </table:table-cell>
          <table:table-cell office:value-type="float" office:value="355" calcext:value-type="float">
            <text:p>3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12" calcext:value-type="float">
            <text:p>5112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float" office:value="10388" calcext:value-type="float">
            <text:p>10388</text:p>
          </table:table-cell>
          <table:table-cell table:style-name="ce18" office:value-type="float" office:value="59.2" calcext:value-type="float">
            <text:p>59.2</text:p>
          </table:table-cell>
          <table:table-cell office:value-type="string" calcext:value-type="string">
            <text:p>Y</text:p>
          </table:table-cell>
          <table:table-cell office:value-type="float" office:value="67744" calcext:value-type="float">
            <text:p>6774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float" office:value="89800" calcext:value-type="float">
            <text:p>89800</text:p>
          </table:table-cell>
          <table:table-cell office:value-type="float" office:value="355" calcext:value-type="float">
            <text:p>3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91" calcext:value-type="float">
            <text:p>5191</text:p>
          </table:table-cell>
          <table:table-cell table:style-name="Default" office:value-type="float" office:value="2.6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12944" calcext:value-type="float">
            <text:p>12944</text:p>
          </table:table-cell>
          <table:table-cell table:style-name="ce3" office:value-type="float" office:value="61.2" calcext:value-type="float">
            <text:p>61.2</text:p>
          </table:table-cell>
          <table:table-cell office:value-type="string" calcext:value-type="string">
            <text:p>Y</text:p>
          </table:table-cell>
          <table:table-cell office:value-type="float" office:value="66895" calcext:value-type="float">
            <text:p>6689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83936" calcext:value-type="float">
            <text:p>83936</text:p>
          </table:table-cell>
          <table:table-cell office:value-type="float" office:value="208" calcext:value-type="float">
            <text:p>2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8" calcext:value-type="float">
            <text:p>5138</text:p>
          </table:table-cell>
          <table:table-cell table:style-name="Default" office:value-type="float" office:value="2.6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11840" calcext:value-type="float">
            <text:p>11840</text:p>
          </table:table-cell>
          <table:table-cell table:style-name="ce3" office:value-type="float" office:value="61.2" calcext:value-type="float">
            <text:p>61.2</text:p>
          </table:table-cell>
          <table:table-cell office:value-type="string" calcext:value-type="string">
            <text:p>Y</text:p>
          </table:table-cell>
          <table:table-cell office:value-type="float" office:value="67277" calcext:value-type="float">
            <text:p>672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82504" calcext:value-type="float">
            <text:p>82504</text:p>
          </table:table-cell>
          <table:table-cell office:value-type="float" office:value="208" calcext:value-type="float">
            <text:p>208</text:p>
          </table:table-cell>
          <table:table-cell table:number-columns-repeated="1007"/>
        </table:table-row>
        <table:table-row table:style-name="ro1" table:number-rows-repeated="3">
          <table:table-cell table:number-columns-repeated="7"/>
          <table:table-cell table:style-name="Default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37.51" calcext:value-type="float">
            <text:p>37.51</text:p>
          </table:table-cell>
          <table:table-cell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4.26" calcext:value-type="float">
            <text:p>74.26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8.23" calcext:value-type="float">
            <text:p>78.23</text:p>
          </table:table-cell>
          <table:table-cell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65.86" calcext:value-type="float">
            <text:p>65.8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" table:number-columns-repeated="4"/>
          <table:table-cell/>
          <table:table-cell table:style-name="ce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4.7" calcext:value-type="float">
            <text:p>124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569" calcext:value-type="float">
            <text:p>4569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10T09:47:58.947759859</dc:date>
    <meta:editing-duration>P1DT15H5M10S</meta:editing-duration>
    <meta:editing-cycles>147</meta:editing-cycles>
    <meta:generator>LibreOffice/7.3.7.2$Linux_X86_64 LibreOffice_project/30$Build-2</meta:generator>
    <meta:document-statistic meta:table-count="1" meta:cell-count="453" meta:object-count="0"/>
  </office:meta>
</office:document-meta>
</file>